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2]+10" office:value-type="float" office:value="40">
            <text:p>4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getTitle(D,TST_COLTEXT);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1</text:p>
          </table:table-cell>
          <table:table-cell table:style-name="ce5" office:value-type="string">
            <text:p>TST_FRAME</text:p>
          </table:table-cell>
          <table:table-cell table:style-name="ce5" table:formula="of:=CONCATENATE([.B16];[.I16])" office:value-type="string" office:string-value="TST_VIS1W">
            <text:p>TST_VIS1W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2</text:p>
          </table:table-cell>
          <table:table-cell table:style-name="ce5" office:value-type="string">
            <text:p>TST_FRAME</text:p>
          </table:table-cell>
          <table:table-cell table:style-name="ce5" table:formula="of:=CONCATENATE([.B17];[.I17])" office:value-type="string" office:string-value="TST_VIS2R">
            <text:p>TST_VIS2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6]+10" office:value-type="float" office:value="80">
            <text:p>8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3</text:p>
          </table:table-cell>
          <table:table-cell table:style-name="ce5" office:value-type="string">
            <text:p>TST_FRAME</text:p>
          </table:table-cell>
          <table:table-cell table:style-name="ce5" table:formula="of:=CONCATENATE([.B18];[.I18])" office:value-type="string" office:string-value="TST_VIS3H">
            <text:p>TST_VIS3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7]+10" office:value-type="float" office:value="90">
            <text:p>9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4</text:p>
          </table:table-cell>
          <table:table-cell table:style-name="ce5" office:value-type="string">
            <text:p>TST_FRAME</text:p>
          </table:table-cell>
          <table:table-cell table:style-name="ce5" table:formula="of:=CONCATENATE([.B19];[.I19])" office:value-type="string" office:string-value="TST_VIS4I">
            <text:p>TST_VIS4I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8]+10" office:value-type="float" office:value="100">
            <text:p>100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5</text:p>
          </table:table-cell>
          <table:table-cell table:style-name="ce5" office:value-type="string">
            <text:p>TST_FRAME</text:p>
          </table:table-cell>
          <table:table-cell table:style-name="ce5" table:formula="of:=CONCATENATE([.B20];[.I20])" office:value-type="string" office:string-value="TST_VIS5O">
            <text:p>TST_VIS5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10">
            <text:p>110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5:3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0T15:30:53</dc:date>
    <dc:creator>Eric Brison</dc:creator>
    <meta:generator>LibreOffice/3.4$Linux LibreOffice_project/340m1$Build-402</meta:generator>
    <meta:editing-duration>PT18H57M55S</meta:editing-duration>
    <meta:editing-cycles>36</meta:editing-cycles>
    <meta:document-statistic meta:table-count="1" meta:cell-count="155" meta:object-count="0"/>
  </office:meta>
</office:document-meta>
</file>